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OS zadání č.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atrik Patera</text:p>
            <text:p>Luděk Kaňák</text:p>
            <text:p>Tomáš Šimand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osavadní implement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pracování příkazů</text:p>
              </text:list-item>
              <text:list-item>
                <text:p>Procesy/vlákna</text:p>
              </text:list-item>
              <text:list-item>
                <text:p>Pipy</text:p>
              </text:list-item>
              <text:list-item>
                <text:p>Filesystem</text:p>
                <text:list>
                  <text:list-item>
                    <text:p>Virtual </text:p>
                  </text:list-item>
                  <text:list-item>
                    <text:p>FAT</text:p>
                  </text:list-item>
                  <text:list-item>
                    <text:p>Handl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Zpracování příkazů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rser</text:p>
                <text:list>
                  <text:list-item>
                    <text:p>Název programu + argumenty</text:p>
                  </text:list-item>
                  <text:list-item>
                    <text:p>Zpracování podle rour</text:p>
                  </text:list-item>
                  <text:list-item>
                    <text:p>Zpracování přesměrování</text:p>
                  </text:list-item>
                </text:list>
              </text:list-item>
              <text:list-item>
                <text:p>Paralelní spuštění procesů</text:p>
                <text:list>
                  <text:list-item>
                    <text:p>Přesměrování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Roury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File system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rocess Mana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ocesy a vlákna uloženy v PCB tabulce</text:p>
              </text:list-item>
              <text:list-item>
                <text:p>Vytvoření procesu/vlákna</text:p>
              </text:list-item>
              <text:list-item>
                <text:p>Čekání na proces</text:p>
              </text:list-item>
              <text:list-item>
                <text:p>PCB</text:p>
                <text:list>
                  <text:list-item>
                    <text:p>název</text:p>
                  </text:list-item>
                  <text:list-item>
                    <text:p>Pid</text:p>
                  </text:list-item>
                  <text:list-item>
                    <text:p>Ppid</text:p>
                  </text:list-item>
                  <text:list-item>
                    <text:p>Stav</text:p>
                  </text:list-item>
                  <text:list-item>
                    <text:p>Otevřené handlery</text:p>
                  </text:list-item>
                  <text:list-item>
                    <text:p>Vlákno proces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09:47:39.575000000</meta:creation-date>
    <dc:date>2017-11-09T16:18:05.876000000</dc:date>
    <meta:editing-duration>PT35M58S</meta:editing-duration>
    <meta:editing-cycles>1</meta:editing-cycles>
    <meta:document-statistic meta:object-count="45"/>
    <meta:generator>LibreOffice/5.3.3.2$Windows_x86 LibreOffice_project/3d9a8b4b4e538a85e0782bd6c2d430bafe583448</meta:generator>
  </office:meta>
</office:document-meta>
</file>